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'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ûːpɛ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u'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'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̄rb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ɛbɛ'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'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ɛ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XX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etʦhesti</text:p>
          </table:table-cell>
          <table:table-cell table:style-name="ce3" office:value-type="string">
            <text:p>truthful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ʦho'dob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'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'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'pl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'lip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ʉ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dʌla'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di'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'dimɵ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ea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'dikh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'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itual nam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u'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: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ʉ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'kʌ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̂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'p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hāː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ʌwa'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ɛ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'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n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'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/>
          <table:table-cell office:value-type="string">
            <text:p>pill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'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̄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ʌʣʌ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̂ː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i'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'sla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d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j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'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u'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̄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ghoŋr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ktʌ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u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'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'lu</text:p>
          </table:table-cell>
          <table:table-cell office:value-type="string">
            <text:p>fireplace</text:p>
          </table:table-cell>
          <table:table-cell table:number-columns-repeated="1021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l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ti pla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spɵ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'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'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iʣile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'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u'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>
            <text:p>bright</text:p>
          </table:table-cell>
          <table:table-cell office:value-type="string">
            <text:p>adj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style-name="ce2"/>
          <table:table-cell/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ʣhɛt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ʣhemî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'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'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ʣhu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'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ʌmbʌ̂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mo'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'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'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t</text:p>
          </table:table-cell>
          <table:table-cell table:style-name="ce2" office:value-type="string">
            <text:p>vine - rubia manj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mɛndʉ'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nʦi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'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3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'kser (mʉnɛ0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e'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'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i'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'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̂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'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ʌdʌm</text:p>
          </table:table-cell>
          <table:table-cell office:value-type="string">
            <text:p>wooden hamm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ōŋkoʦi</text:p>
          </table:table-cell>
          <table:table-cell office:value-type="string">
            <text:p>tree - litsea cubed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oŋ (mʌ̂nsinɛ)</text:p>
          </table:table-cell>
          <table:table-cell office:value-type="string">
            <text:p>lie sideways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ku'rusi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3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ê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ʉ'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̂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'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lɛ'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table:number-columns-repeated="4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msoɔ̄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rmî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'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lmî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'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'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tʌ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ː</text:p>
          </table:table-cell>
          <table:table-cell table:style-name="ce3" office:value-type="string">
            <text:p>????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mɵ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bɛ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khe'ʦʉ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ɛ'rɛ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table:number-columns-repeated="8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2" office:value-type="string">
            <text:p>khi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/>
          <table:table-cell office:value-type="string">
            <text:p>warp</text:p>
          </table:table-cell>
          <table:table-cell table:style-name="ce2" table:number-columns-repeated="5"/>
          <table:table-cell table:number-columns-repeated="3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lê<text:span text:style-name="T1">ː</text:span><text:span text:style-name="T2">p</text:span>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ɛ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û<text:span text:style-name="T1">ː</text:span>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'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ukkoɔ̄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khû<text:span text:style-name="T1">ː</text:span><text:span text:style-name="T2">p</text:span>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û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hʉrʉ̂<text:span text:style-name="T1">ː</text:span>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pɵ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̂<text:span text:style-name="T1">ː</text:span>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me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̄<text:span text:style-name="T1">ː</text:span>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'bɛ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kʌt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ldʌ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lɛku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epkhʌmin</text:p>
          </table:table-cell>
          <table:table-cell table:style-name="ce3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kpei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l'mʌ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̂<text:span text:style-name="T1">ː</text:span>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ː</text:span>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ū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/>
          <table:table-cell table:style-name="ce2" office:value-type="string">
            <text:p>lʉ̂<text:span text:style-name="T1">ː</text:span>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ʉʦitʌ̂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ʉ̂<text:span text:style-name="T1">ŋ</text:span><text:span text:style-name="T2">pɵ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ʉ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tikhʌla</text:p>
          </table:table-cell>
          <table:table-cell table:style-name="ce2" office:value-type="string">
            <text:p>fern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̂<text:span text:style-name="T1">ː</text:span>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sʌ</text:span></text:p>
          </table:table-cell>
          <table:table-cell table:style-name="ce2" office:value-type="string">
            <text:p>tree (Myrsine semiserr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ɛ̄<text:span text:style-name="T1">ː</text:span><text:span text:style-name="T2">ʦ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hilʣɛ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lsê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q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mo<text:span text:style-name="T1">ŋ</text:span><text:span text:style-name="T2">go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1/07/2014</text:date>, <text:time>14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7-01T14:27:35.15</dc:date>
    <meta:print-date>1899-12-30T02:00:00</meta:print-date>
    <meta:editing-duration>PT701H24M08S</meta:editing-duration>
    <meta:generator>OpenOffice.org/3.0$Win32 OpenOffice.org_project/300m15$Build-9379</meta:generator>
    <meta:editing-cycles>151</meta:editing-cycles>
    <meta:document-statistic meta:table-count="3" meta:cell-count="3429" meta:object-count="0"/>
    <meta:user-defined meta:name="KSOProductBuildVer">2052-6.5.0.1966</meta:user-defined>
  </office:meta>
</office:document-meta>
</file>